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45c4c" officeooo:paragraph-rsid="00145c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W3C é um site que contém todos os arquivos referentes a HTTP, CSS e JavaScript. Contém tutoriais e modelos para aplicação dos códigos. Pode (e deve) ser usado para estudos.</text:p>
      <text:p text:style-name="P1"/>
      <text:p text:style-name="P1"><text:a xlink:type="simple" xlink:href="http://www.w3schools.com/" text:style-name="Internet_20_link" text:visited-style-name="Visited_20_Internet_20_Link">www.w3schools.com</text:a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1T14:17:24.732000000</meta:creation-date>
    <dc:date>2022-03-21T14:21:05.820000000</dc:date>
    <meta:editing-duration>PT3M42S</meta:editing-duration>
    <meta:editing-cycles>2</meta:editing-cycles>
    <meta:generator>LibreOffice/7.2.4.1$Windows_X86_64 LibreOffice_project/27d75539669ac387bb498e35313b970b7fe9c4f9</meta:generator>
    <meta:document-statistic meta:table-count="0" meta:image-count="0" meta:object-count="0" meta:page-count="1" meta:paragraph-count="2" meta:word-count="31" meta:character-count="190" meta:non-whitespace-character-count="160"/>
  </office:meta>
</office:document-meta>
</file>